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2.445cm"/>
    </style:style>
    <style:style style:name="gr4" style:family="graphic" style:parent-style-name="objectwithoutfill">
      <style:graphic-properties draw:stroke="dash" draw:stroke-dash="Fine_20_Dashed" draw:fill="none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4.3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5.6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4.455cm"/>
    </style:style>
    <style:style style:name="gr9" style:family="graphic" style:parent-style-name="objectwithoutfill">
      <style:graphic-properties draw:marker-end="Arrow" draw:marker-end-width="0.3cm" draw:fill="none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6.0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3.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3.952cm"/>
    </style:style>
    <style:style style:name="P1" style:family="paragraph">
      <style:paragraph-properties fo:text-align="center"/>
      <style:text-properties fo:font-family="'Times New Roman'" style:font-style-name="Курсив" style:font-family-generic="roman" style:font-pitch="variable" fo:font-size="12pt"/>
    </style:style>
    <style:style style:name="P2" style:family="paragraph">
      <style:text-properties fo:font-family="'Times New Roman'" style:font-style-name="Курсив" style:font-family-generic="roman" style:font-pitch="variable"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Times New Roman'" style:font-style-name="Курсив" style:font-family-generic="roman" style:font-pitch="variable" fo:font-size="12pt"/>
    </style:style>
    <style:style style:name="T1" style:family="text">
      <style:text-properties fo:font-family="'Times New Roman'" style:font-style-name="Курсив" style:font-family-generic="roman" style:font-pitch="variable"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3.263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5cm" svg:y1="2cm" svg:x2="3.5cm" svg:y2="3cm">
          <text:p/>
        </draw:line>
        <draw:line draw:style-name="gr2" draw:text-style-name="P1" draw:layer="layout" svg:x1="3.037cm" svg:y1="2.313cm" svg:x2="4.037cm" svg:y2="2.313cm">
          <text:p/>
        </draw:line>
        <draw:line draw:style-name="gr2" draw:text-style-name="P1" draw:layer="layout" svg:x1="3cm" svg:y1="3.5cm" svg:x2="3.5cm" svg:y2="3cm">
          <text:p/>
        </draw:line>
        <draw:line draw:style-name="gr2" draw:text-style-name="P1" draw:layer="layout" svg:x1="4cm" svg:y1="3.5cm" svg:x2="3.5cm" svg:y2="3cm">
          <text:p/>
        </draw:line>
        <draw:frame draw:style-name="gr3" draw:text-style-name="P2" draw:layer="layout" svg:width="2.945cm" svg:height="0.734cm" svg:x="2cm" svg:y="3.766cm">
          <draw:text-box>
            <text:p><text:span text:style-name="T1">Пользователь</text:span></text:p>
          </draw:text-box>
        </draw:frame>
        <draw:line draw:style-name="gr4" draw:text-style-name="P3" draw:layer="layout" svg:x1="3.5cm" svg:y1="4.5cm" svg:x2="3.5cm" svg:y2="9cm">
          <text:p/>
        </draw:line>
        <draw:custom-shape draw:style-name="gr5" draw:text-style-name="P1" draw:layer="layout" svg:width="2cm" svg:height="1cm" svg:x="9.5cm" svg:y="3.5cm">
          <text:p text:style-name="P3"><text:span text:style-name="T1">: Систе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0.5cm" svg:y1="4.5cm" svg:x2="10.5cm" svg:y2="9cm">
          <text:p/>
        </draw:line>
        <draw:frame draw:style-name="gr6" draw:text-style-name="P2" draw:layer="layout" svg:width="4.824cm" svg:height="0.734cm" svg:x="4.275cm" svg:y="5cm">
          <draw:text-box>
            <text:p><text:span text:style-name="T1">Выбрать режим(Режим)</text:span></text:p>
          </draw:text-box>
        </draw:frame>
        <draw:frame draw:style-name="gr7" draw:text-style-name="P2" draw:layer="layout" svg:width="6.149cm" svg:height="0.734cm" svg:x="4cm" svg:y="6.266cm">
          <draw:text-box>
            <text:p><text:span text:style-name="T1">Выбрать категорию(Категория)</text:span></text:p>
          </draw:text-box>
        </draw:frame>
        <draw:frame draw:style-name="gr8" draw:text-style-name="P2" draw:layer="layout" svg:width="4.955cm" svg:height="0.734cm" svg:x="4.285cm" svg:y="7.453cm">
          <draw:text-box>
            <text:p><text:span text:style-name="T1">Выбрать объект(Объект)</text:span></text:p>
          </draw:text-box>
        </draw:frame>
        <draw:line draw:style-name="gr9" draw:text-style-name="P3" draw:layer="layout" svg:x1="3.5cm" svg:y1="5.662cm" svg:x2="10.5cm" svg:y2="5.662cm">
          <text:p/>
        </draw:line>
        <draw:line draw:style-name="gr9" draw:text-style-name="P3" draw:layer="layout" svg:x1="3.5cm" svg:y1="7cm" svg:x2="10.5cm" svg:y2="7cm">
          <text:p/>
        </draw:line>
        <draw:line draw:style-name="gr9" draw:text-style-name="P3" draw:layer="layout" svg:x1="3.5cm" svg:y1="8.195cm" svg:x2="10.5cm" svg:y2="8.195cm">
          <text:p/>
        </draw:line>
        <draw:custom-shape draw:style-name="gr1" draw:text-style-name="P1" draw:layer="layout" svg:width="0.5cm" svg:height="0.5cm" svg:x="3.26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5cm" svg:y1="10cm" svg:x2="3.5cm" svg:y2="11cm">
          <text:p/>
        </draw:line>
        <draw:line draw:style-name="gr2" draw:text-style-name="P1" draw:layer="layout" svg:x1="3.037cm" svg:y1="10.313cm" svg:x2="4.037cm" svg:y2="10.313cm">
          <text:p/>
        </draw:line>
        <draw:line draw:style-name="gr2" draw:text-style-name="P1" draw:layer="layout" svg:x1="3cm" svg:y1="11.5cm" svg:x2="3.5cm" svg:y2="11cm">
          <text:p/>
        </draw:line>
        <draw:line draw:style-name="gr2" draw:text-style-name="P1" draw:layer="layout" svg:x1="4cm" svg:y1="11.5cm" svg:x2="3.5cm" svg:y2="11cm">
          <text:p/>
        </draw:line>
        <draw:frame draw:style-name="gr3" draw:text-style-name="P2" draw:layer="layout" svg:width="2.945cm" svg:height="0.734cm" svg:x="2cm" svg:y="11.766cm">
          <draw:text-box>
            <text:p><text:span text:style-name="T1">Пользователь</text:span></text:p>
          </draw:text-box>
        </draw:frame>
        <draw:line draw:style-name="gr4" draw:text-style-name="P3" draw:layer="layout" svg:x1="3.5cm" svg:y1="12.5cm" svg:x2="3.5cm" svg:y2="18cm">
          <text:p/>
        </draw:line>
        <draw:custom-shape draw:style-name="gr5" draw:text-style-name="P1" draw:layer="layout" svg:width="2cm" svg:height="1cm" svg:x="9.5cm" svg:y="11.5cm">
          <text:p text:style-name="P3"><text:span text:style-name="T1">: Систе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0.5cm" svg:y1="12.5cm" svg:x2="10.5cm" svg:y2="18cm">
          <text:p/>
        </draw:line>
        <draw:frame draw:style-name="gr6" draw:text-style-name="P2" draw:layer="layout" svg:width="4.824cm" svg:height="0.734cm" svg:x="4.275cm" svg:y="13cm">
          <draw:text-box>
            <text:p><text:span text:style-name="T1">Выбрать режим(Режим)</text:span></text:p>
          </draw:text-box>
        </draw:frame>
        <draw:frame draw:style-name="gr10" draw:text-style-name="P2" draw:layer="layout" svg:width="6.598cm" svg:height="0.734cm" svg:x="3.902cm" svg:y="14.266cm">
          <draw:text-box>
            <text:p><text:span text:style-name="T1">Нажимает кнопку "Начать игру"()</text:span></text:p>
          </draw:text-box>
        </draw:frame>
        <draw:frame draw:style-name="gr11" draw:text-style-name="P2" draw:layer="layout" svg:width="4.38cm" svg:height="0.734cm" svg:x="4.904cm" svg:y="15.453cm">
          <draw:text-box>
            <text:p><text:span text:style-name="T1">Выбирает тему(Тема)</text:span></text:p>
          </draw:text-box>
        </draw:frame>
        <draw:line draw:style-name="gr9" draw:text-style-name="P3" draw:layer="layout" svg:x1="3.5cm" svg:y1="13.662cm" svg:x2="10.5cm" svg:y2="13.662cm">
          <text:p/>
        </draw:line>
        <draw:line draw:style-name="gr9" draw:text-style-name="P3" draw:layer="layout" svg:x1="3.5cm" svg:y1="15cm" svg:x2="10.5cm" svg:y2="15cm">
          <text:p/>
        </draw:line>
        <draw:line draw:style-name="gr9" draw:text-style-name="P3" draw:layer="layout" svg:x1="3.5cm" svg:y1="16.195cm" svg:x2="10.5cm" svg:y2="16.195cm">
          <text:p/>
        </draw:line>
        <draw:frame draw:style-name="gr12" draw:text-style-name="P2" draw:layer="layout" svg:width="4.452cm" svg:height="0.734cm" svg:x="4.923cm" svg:y="16.5cm">
          <draw:text-box>
            <text:p><text:span text:style-name="T1">Выбрать ответ(Ответ)</text:span></text:p>
          </draw:text-box>
        </draw:frame>
        <draw:line draw:style-name="gr9" draw:text-style-name="P3" draw:layer="layout" svg:x1="3.5cm" svg:y1="17.242cm" svg:x2="10.5cm" svg:y2="17.242cm">
          <text:p/>
        </draw:line>
        <draw:custom-shape draw:style-name="gr5" draw:text-style-name="P1" draw:layer="layout" svg:width="6cm" svg:height="1cm" svg:x="4.5cm" svg:y="20cm">
          <text:p text:style-name="P3"><text:span text:style-name="T1">Систе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6cm" svg:height="3cm" svg:x="4.5cm" svg:y="21.5cm">
          <text:p text:style-name="P4"><text:span text:style-name="T1">Выбрать режим(Режим)</text:span></text:p>
          <text:p text:style-name="P4"><text:span text:style-name="T1">Выбрать категорию(Категория)</text:span></text:p>
          <text:p text:style-name="P4"><text:span text:style-name="T1">Выбрать объект(Объект)</text:span></text:p>
          <text:p text:style-name="P4"><text:span text:style-name="T1">Нажать кнопку "Начать игру"()</text:span></text:p>
          <text:p text:style-name="P4"><text:span text:style-name="T1">Выбрать тему(Тема)</text:span></text:p>
          <text:p text:style-name="P4"><text:span text:style-name="T1">Выбрать ответ(Ответ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cm" svg:height="0.5cm" svg:x="4.5cm" svg:y="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9M11S</meta:editing-duration>
    <meta:editing-cycles>4</meta:editing-cycles>
    <meta:generator>OpenOffice/4.1.2$Win32 OpenOffice.org_project/412m3$Build-9782</meta:generator>
    <dc:date>2015-11-09T23:01:45.84</dc:date>
    <dc:creator>Василий </dc:creator>
    <meta:document-statistic meta:object-count="35"/>
  </office:meta>
</office:document-meta>
</file>